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6a9955"/>
    </style:style>
    <style:style style:name="T5" style:family="text">
      <style:text-properties fo:color="#c586c0"/>
    </style:style>
    <style:style style:name="T6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 <text:span text:style-name="T1">function</text:span> <text:span text:style-name="T2">view_file</text:span>(<text:span text:style-name="T1">Request</text:span> <text:span text:style-name="T3">$request</text:span>,<text:span text:style-name="T3"> $name</text:span>){ <text:span text:style-name="T4">// enhance function to accept other types of files....</text:span></text:p>
      <text:p text:style-name="P1"><text:span text:style-name="T3">$filename</text:span> = <text:span text:style-name="T3">$name</text:span>;</text:p>
      <text:p text:style-name="P1"><text:span text:style-name="T5">if</text:span>(<text:span text:style-name="T2">strpos</text:span>(<text:span text:style-name="T3">$filename</text:span>, <text:span text:style-name="T6">'pdf'</text:span>)){</text:p>
      <text:p text:style-name="P1"><text:span text:style-name="T3">$file</text:span> = <text:span text:style-name="T2">storage_path</text:span>(<text:span text:style-name="T6">'/app/public/public/upload/'</text:span>.<text:span text:style-name="T3">$name</text:span>);</text:p>
      <text:p text:style-name="P1"><text:span text:style-name="T3">$headers</text:span> = [</text:p>
      <text:p text:style-name="P1"><text:span text:style-name="T6">'Content-Type'</text:span> =&gt; <text:span text:style-name="T6">'application/pdf'</text:span>,</text:p>
      <text:p text:style-name="P1">];</text:p>
      <text:p text:style-name="P1"><text:span text:style-name="T5">return</text:span> <text:span text:style-name="T2">response</text:span>()-&gt;<text:span text:style-name="T2">download</text:span>(<text:span text:style-name="T3">$file</text:span>, <text:span text:style-name="T6">'Test File'</text:span>, <text:span text:style-name="T3">$headers</text:span>, <text:span text:style-name="T6">'inline'</text:span>);</text:p>
      <text:p text:style-name="P1">}<text:span text:style-name="T5">else</text:span> <text:span text:style-name="T5">if</text:span>(<text:span text:style-name="T2">strpos</text:span>(<text:span text:style-name="T3">$filename</text:span>, <text:span text:style-name="T6">'odt'</text:span>)){</text:p>
      <text:p text:style-name="P1"><text:span text:style-name="T3">$path</text:span> = <text:span text:style-name="T2">storage_path</text:span>(<text:span text:style-name="T6">'/app/public/public/upload/'</text:span>.<text:span text:style-name="T3">$name</text:span>);</text:p>
      <text:p text:style-name="P1"><text:span text:style-name="T3">$headers</text:span> = <text:span text:style-name="T2">array</text:span>([</text:p>
      <text:p text:style-name="P1"><text:span text:style-name="T6">'Content-Type'</text:span> =&gt; <text:span text:style-name="T6">'application/vnd.oasis.opendocument.text'</text:span>,</text:p>
      <text:p text:style-name="P2">// 'Content-Type' =&gt; 'text/plain', </text:p>
      <text:p text:style-name="P2">//'Content-Type' =&gt; 'application/octet-stream',</text:p>
      <text:p text:style-name="P1"><text:span text:style-name="T6">'Content-Disposition'</text:span> =&gt; <text:span text:style-name="T6">'inline; filename = "'</text:span>.<text:span text:style-name="T3">$name</text:span>.<text:span text:style-name="T6">'"'</text:span></text:p>
      <text:p text:style-name="P1">]);</text:p>
      <text:p text:style-name="P1"><text:span text:style-name="T5">return</text:span> <text:span text:style-name="T2">response</text:span>()-&gt;<text:span text:style-name="T2">download</text:span>(<text:span text:style-name="T3">$path</text:span>, <text:span text:style-name="T6">'Test File'</text:span>, <text:span text:style-name="T3">$headers</text:span>, <text:span text:style-name="T6">'inline'</text:span>);</text:p>
      <text:p text:style-name="P1">} <text:span text:style-name="T5">else</text:span></text:p>
      <text:p text:style-name="P1"><text:span text:style-name="T3">$path</text:span> = <text:span text:style-name="T6">"/public/upload/"</text:span>.<text:span text:style-name="T3">$name</text:span>;</text:p>
      <text:p text:style-name="P1"><text:span text:style-name="T3">$headers</text:span> = [</text:p>
      <text:p text:style-name="P1"><text:span text:style-name="T6">'Content-Type'</text:span> =&gt; <text:span text:style-name="T6">'application/vnd.oasis.opendocument.text'</text:span>,</text:p>
      <text:p text:style-name="P1"><text:span text:style-name="T6">'Content-Type'</text:span> =&gt; <text:span text:style-name="T6">'application/msword'</text:span>,</text:p>
      <text:p text:style-name="P1"><text:span text:style-name="T6">'Content-Type'</text:span> =&gt; <text:span text:style-name="T6">'application/vnd.oasis.openxmlformats-officedocument.wordprocessingml.document'</text:span>,</text:p>
      <text:p text:style-name="P1"><text:span text:style-name="T6">'Content-Type'</text:span> =&gt; <text:span text:style-name="T6">'application/vnd.ms-excel'</text:span>,</text:p>
      <text:p text:style-name="P1"><text:span text:style-name="T6">'Content-Type'</text:span> =&gt; <text:span text:style-name="T6">'application/vnd.ms-powerpoint'</text:span>,</text:p>
      <text:p text:style-name="P3"/>
      <text:p text:style-name="P1">]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4:04:11.022513282</meta:creation-date>
    <dc:date>2020-04-24T14:04:55.630418306</dc:date>
    <meta:editing-duration>PT46S</meta:editing-duration>
    <meta:editing-cycles>1</meta:editing-cycles>
    <meta:document-statistic meta:table-count="0" meta:image-count="0" meta:object-count="0" meta:page-count="1" meta:paragraph-count="26" meta:word-count="91" meta:character-count="1052" meta:non-whitespace-character-count="986"/>
    <meta:generator>LibreOffice/6.0.7.3$Linux_X86_64 LibreOffice_project/00m0$Build-3</meta:generator>
  </office:meta>
</office:document-meta>
</file>